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5cm" style:rel-column-width="32767*"/>
    </style:style>
    <style:style style:name="Tabelle2.B" style:family="table-column">
      <style:table-column-properties style:column-width="8.5cm" style:rel-column-width="32768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8.5cm" style:rel-column-width="32767*"/>
    </style:style>
    <style:style style:name="Tabelle4.B" style:family="table-column">
      <style:table-column-properties style:column-width="8.5cm" style:rel-column-width="32768*"/>
    </style:style>
    <style:style style:name="Tabelle4.A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A3" style:family="table-cell">
      <style:table-cell-properties fo:padding="0.097cm" fo:border-left="0.05pt solid #000000" fo:border-right="none" fo:border-top="none" fo:border-bottom="0.05pt solid #000000"/>
    </style:style>
    <style:style style:name="Tabelle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17cm" table:align="margins"/>
    </style:style>
    <style:style style:name="Tabelle6.A" style:family="table-column">
      <style:table-column-properties style:column-width="8.5cm" style:rel-column-width="32767*"/>
    </style:style>
    <style:style style:name="Tabelle6.B" style:family="table-column">
      <style:table-column-properties style:column-width="8.5cm" style:rel-column-width="32768*"/>
    </style:style>
    <style:style style:name="Tabel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6.B1" style:family="table-cell">
      <style:table-cell-properties fo:padding="0.097cm" fo:border="0.05pt solid #000000"/>
    </style:style>
    <style:style style:name="Tabelle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A3" style:family="table-cell">
      <style:table-cell-properties fo:padding="0.097cm" fo:border-left="0.05pt solid #000000" fo:border-right="none" fo:border-top="none" fo:border-bottom="0.05pt solid #000000"/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8.5cm" style:rel-column-width="32767*"/>
    </style:style>
    <style:style style:name="Tabelle5.B" style:family="table-column">
      <style:table-column-properties style:column-width="8.5cm" style:rel-column-width="32768*"/>
    </style:style>
    <style:style style:name="Tabelle5.A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A3" style:family="table-cell">
      <style:table-cell-properties fo:padding="0.097cm" fo:border-left="0.05pt solid #000000" fo:border-right="none" fo:border-top="none" fo:border-bottom="0.05pt solid #000000"/>
    </style:style>
    <style:style style:name="Tabelle5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erif" fo:font-weight="bold" officeooo:rsid="01e6bb09" officeooo:paragraph-rsid="01e6bb09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11pt" officeooo:rsid="004613de" officeooo:paragraph-rsid="01cc7067" style:font-size-asian="11pt" style:font-size-complex="11pt"/>
    </style:style>
    <style:style style:name="P5" style:family="paragraph" style:parent-style-name="Table_20_Contents">
      <style:paragraph-properties fo:text-align="start" style:justify-single-word="false"/>
      <style:text-properties style:font-name="Liberation Serif" fo:font-size="11pt" officeooo:rsid="004a56c9" officeooo:paragraph-rsid="006c3f62" style:font-size-asian="11pt" style:font-size-complex="11pt"/>
    </style:style>
    <style:style style:name="P6" style:family="paragraph" style:parent-style-name="Table_20_Contents">
      <style:paragraph-properties fo:text-align="start" style:justify-single-word="false"/>
      <style:text-properties style:font-name="Liberation Serif" fo:font-size="11pt" officeooo:rsid="01d566bd" officeooo:paragraph-rsid="01d566bd" style:font-size-asian="11pt" style:font-size-complex="11pt"/>
    </style:style>
    <style:style style:name="P7" style:family="paragraph" style:parent-style-name="Table_20_Contents">
      <style:paragraph-properties fo:text-align="start" style:justify-single-word="false"/>
      <style:text-properties style:font-name="Liberation Serif" fo:font-size="11pt" officeooo:rsid="01e6bb09" officeooo:paragraph-rsid="01e6bb09" style:font-size-asian="11pt" style:font-size-complex="11pt"/>
    </style:style>
    <style:style style:name="P8" style:family="paragraph" style:parent-style-name="Table_20_Contents">
      <style:paragraph-properties fo:text-align="start" style:justify-single-word="false"/>
      <style:text-properties style:font-name="Courier New" fo:font-size="11pt" officeooo:rsid="004613de" officeooo:paragraph-rsid="01cc7067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style:font-name="Courier New" fo:font-size="11pt" officeooo:rsid="004613de" officeooo:paragraph-rsid="01cad601" style:font-size-asian="11pt" style:font-size-complex="11pt"/>
    </style:style>
    <style:style style:name="P10" style:family="paragraph" style:parent-style-name="Table_20_Contents">
      <style:paragraph-properties fo:text-align="start" style:justify-single-word="false"/>
      <style:text-properties style:font-name="Courier New" fo:font-size="11pt" officeooo:rsid="004a56c9" officeooo:paragraph-rsid="006c3f62" style:font-size-asian="11p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style:font-name="Courier New" fo:font-size="11pt" officeooo:rsid="01d566bd" officeooo:paragraph-rsid="01d566bd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officeooo:paragraph-rsid="01cad601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font-name="Courier New" fo:font-size="11pt" officeooo:rsid="01e6bb09" officeooo:paragraph-rsid="01e6bb09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font-name="Courier New" fo:font-size="11pt" officeooo:rsid="01eecfc9" officeooo:paragraph-rsid="01eecfc9" style:font-size-asian="11pt" style:font-size-complex="11pt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font-name="Courier New" fo:font-size="11pt" officeooo:rsid="004b3879" officeooo:paragraph-rsid="01eecfc9" style:font-size-asian="11pt" style:font-size-complex="11pt"/>
    </style:style>
    <style:style style:name="P16" style:family="paragraph" style:parent-style-name="Table_20_Contents">
      <style:paragraph-properties fo:text-align="start" style:justify-single-word="false"/>
      <style:text-properties style:use-window-font-color="true" style:font-name="Liberation Serif" fo:font-size="11pt" officeooo:rsid="01e6bb09" officeooo:paragraph-rsid="01e6bb09" style:font-size-asian="11pt" style:font-size-complex="11pt"/>
    </style:style>
    <style:style style:name="P17" style:family="paragraph" style:parent-style-name="Table_20_Contents">
      <style:paragraph-properties fo:text-align="start" style:justify-single-word="false"/>
      <style:text-properties style:use-window-font-color="true" style:font-name="Liberation Serif" fo:font-size="11pt" officeooo:rsid="01eecfc9" officeooo:paragraph-rsid="01eecfc9" style:font-size-asian="11pt" style:font-size-complex="11pt"/>
    </style:style>
    <style:style style:name="P18" style:family="paragraph" style:parent-style-name="Table_20_Contents">
      <style:paragraph-properties fo:text-align="start" style:justify-single-word="false"/>
      <style:text-properties style:use-window-font-color="true" style:font-name="Liberation Serif" fo:font-size="11pt" officeooo:rsid="004b3879" officeooo:paragraph-rsid="004b3879" style:font-size-asian="11pt" style:font-size-complex="11pt"/>
    </style:style>
    <style:style style:name="P19" style:family="paragraph" style:parent-style-name="Table_20_Contents">
      <style:paragraph-properties fo:text-align="start" style:justify-single-word="false"/>
      <style:text-properties fo:color="#0000ff" style:font-name="Courier New" fo:font-size="11pt" officeooo:rsid="0047ff7b" officeooo:paragraph-rsid="020094f2" style:font-size-asian="11pt" style:font-size-complex="11pt"/>
    </style:style>
    <style:style style:name="P20" style:family="paragraph" style:parent-style-name="Table_20_Contents">
      <style:paragraph-properties fo:text-align="start" style:justify-single-word="false"/>
      <style:text-properties fo:color="#0000ff" style:font-name="Courier New" fo:font-size="11pt" officeooo:rsid="020490c1" officeooo:paragraph-rsid="020490c1" style:font-size-asian="11pt" style:font-size-complex="11pt"/>
    </style:style>
    <style:style style:name="P21" style:family="paragraph" style:parent-style-name="Table_20_Contents">
      <style:paragraph-properties fo:text-align="start" style:justify-single-word="false"/>
      <style:text-properties fo:color="#0000ff" style:font-name="Liberation Serif" fo:font-size="11pt" officeooo:rsid="0047ff7b" officeooo:paragraph-rsid="020094f2" style:font-size-asian="11pt" style:font-size-complex="11pt"/>
    </style:style>
    <style:style style:name="P22" style:family="paragraph" style:parent-style-name="Table_20_Contents">
      <style:paragraph-properties fo:text-align="start" style:justify-single-word="false"/>
      <style:text-properties fo:color="#0000ff" style:font-name="Liberation Serif" fo:font-size="11pt" officeooo:rsid="020490c1" officeooo:paragraph-rsid="020490c1" style:font-size-asian="11pt" style:font-size-complex="11pt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cad601" officeooo:paragraph-rsid="01cad601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fa79c5" officeooo:paragraph-rsid="01fa79c5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fa79c5" officeooo:paragraph-rsid="0201a8f1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db9a0f" officeooo:paragraph-rsid="01ff5403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7a79eb" officeooo:paragraph-rsid="01c0dbf4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7a79eb" officeooo:paragraph-rsid="020094f2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7a79eb" officeooo:paragraph-rsid="0201a8f1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ff5403" officeooo:paragraph-rsid="01ff5403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ff5403" officeooo:paragraph-rsid="020094f2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ff5403" officeooo:paragraph-rsid="0201a8f1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20094f2" officeooo:paragraph-rsid="020094f2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201a8f1" officeooo:paragraph-rsid="0201a8f1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201a8f1" officeooo:paragraph-rsid="0202d7b4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201a8f1" officeooo:paragraph-rsid="0204859b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ff5403" officeooo:paragraph-rsid="0201a8f1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fo:font-style="normal" fo:font-weight="bold" officeooo:rsid="01fa79c5" officeooo:paragraph-rsid="01ff5403" style:font-size-asian="12pt" style:font-style-asian="normal" style:font-weight-asian="bold" style:font-size-complex="12pt" style:font-style-complex="normal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2pt" fo:font-style="normal" fo:font-weight="bold" officeooo:rsid="01fa79c5" officeooo:paragraph-rsid="020094f2" style:font-size-asian="12pt" style:font-style-asian="normal" style:font-weight-asian="bold" style:font-size-complex="12pt" style:font-style-complex="normal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2pt" fo:font-style="normal" fo:font-weight="bold" officeooo:rsid="01fa79c5" officeooo:paragraph-rsid="0201a8f1" style:font-size-asian="12pt" style:font-style-asian="normal" style:font-weight-asian="bold" style:font-size-complex="12pt" style:font-style-complex="normal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4613de" officeooo:paragraph-rsid="01cad601" style:font-size-asian="12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4613de" officeooo:paragraph-rsid="01cc7067" style:font-size-asian="12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4613de" officeooo:paragraph-rsid="020094f2" style:font-size-asian="12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1pt" fo:font-weight="normal" officeooo:rsid="004613de" officeooo:paragraph-rsid="01cad601" style:font-size-asian="9.60000038146973pt" style:font-weight-asian="normal" style:font-size-complex="11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1pt" fo:font-weight="normal" officeooo:rsid="004613de" officeooo:paragraph-rsid="01e6bb09" style:font-size-asian="9.60000038146973pt" style:font-weight-asian="normal" style:font-size-complex="11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1pt" fo:font-style="normal" fo:font-weight="normal" officeooo:rsid="0037dda6" officeooo:paragraph-rsid="020094f2" style:font-size-asian="11pt" style:font-style-asian="normal" style:font-weight-asian="normal" style:font-size-complex="11pt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1cebbbb" officeooo:paragraph-rsid="01ff5403" style:font-size-asian="14pt" style:font-style-asian="normal" style:font-weight-asian="bold" style:font-size-complex="14pt" style:font-style-complex="normal" style:font-weight-complex="bold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208391c" style:font-size-asian="10pt" style:font-style-asian="normal" style:font-size-complex="10pt" style:font-style-complex="normal"/>
    </style:style>
    <style:style style:name="P49" style:family="paragraph" style:parent-style-name="Standard">
      <style:paragraph-properties fo:text-align="start" style:justify-single-word="false"/>
      <style:text-properties style:font-name="Courier New" fo:font-size="12pt" fo:font-style="normal" fo:font-weight="normal" officeooo:rsid="020094f2" officeooo:paragraph-rsid="020094f2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text-align="start" style:justify-single-word="false" fo:break-before="page"/>
      <style:text-properties style:font-name="Liberation Serif" fo:font-size="14pt" fo:font-style="normal" fo:font-weight="bold" officeooo:rsid="01d566bd" officeooo:paragraph-rsid="01d566bd" style:font-size-asian="14pt" style:font-style-asian="normal" style:font-weight-asian="bold" style:font-size-complex="14pt" style:font-style-complex="normal" style:font-weight-complex="bold"/>
    </style:style>
    <style:style style:name="P51" style:family="paragraph" style:parent-style-name="Standard">
      <style:paragraph-properties fo:text-align="start" style:justify-single-word="false" fo:break-before="page"/>
      <style:text-properties style:font-name="Liberation Serif" fo:font-size="12pt" fo:font-style="normal" fo:font-weight="normal" officeooo:rsid="01db9a0f" officeooo:paragraph-rsid="01ff5403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ourier New" fo:font-size="11pt" officeooo:rsid="004613de" officeooo:paragraph-rsid="01cc7067" style:font-size-asian="11pt" style:font-size-complex="11pt"/>
    </style:style>
    <style:style style:name="P53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ourier New" fo:font-size="11pt" officeooo:rsid="004613de" officeooo:paragraph-rsid="01e6bb09" style:font-size-asian="11pt" style:font-size-complex="11pt"/>
    </style:style>
    <style:style style:name="P54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ourier New" fo:font-size="11pt" officeooo:rsid="01cad601" officeooo:paragraph-rsid="01e6bb09" style:font-size-asian="11pt" style:font-size-complex="11pt"/>
    </style:style>
    <style:style style:name="P55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ourier New" fo:font-size="11pt" officeooo:rsid="020490c1" officeooo:paragraph-rsid="020490c1" style:font-size-asian="11pt" style:font-size-complex="11pt"/>
    </style:style>
    <style:style style:name="P56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1e6bb09"/>
    </style:style>
    <style:style style:name="P57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Liberation Serif" fo:font-size="11pt" officeooo:rsid="0046c210" officeooo:paragraph-rsid="01cc7067" style:font-size-asian="11pt" style:font-size-complex="11pt"/>
    </style:style>
    <style:style style:name="P58" style:family="paragraph" style:parent-style-name="Table_20_Contents">
      <style:paragraph-properties fo:margin-top="0cm" fo:margin-bottom="0cm" loext:contextual-spacing="false" fo:text-align="start" style:justify-single-word="false"/>
      <style:text-properties style:use-window-font-color="true" style:font-name="Courier New" fo:font-size="11pt" officeooo:rsid="01f717a3" officeooo:paragraph-rsid="01f717a3" style:font-size-asian="11pt" style:font-size-complex="11pt"/>
    </style:style>
    <style:style style:name="P59" style:family="paragraph" style:parent-style-name="Table_20_Contents">
      <style:paragraph-properties fo:margin-top="0cm" fo:margin-bottom="0cm" loext:contextual-spacing="false" fo:text-align="start" style:justify-single-word="false"/>
      <style:text-properties style:use-window-font-color="true" style:font-name="Liberation Serif" fo:font-size="11pt" officeooo:rsid="01f717a3" officeooo:paragraph-rsid="01f717a3" style:font-size-asian="11pt" style:font-size-complex="11pt"/>
    </style:style>
    <style:style style:name="P60" style:family="paragraph" style:parent-style-name="Table_20_Contents">
      <style:paragraph-properties fo:margin-top="0cm" fo:margin-bottom="0cm" loext:contextual-spacing="false" fo:text-align="start" style:justify-single-word="false"/>
      <style:text-properties style:use-window-font-color="true" style:font-name="Liberation Serif" fo:font-size="11pt" officeooo:rsid="01fe2870" officeooo:paragraph-rsid="01fe2870" style:font-size-asian="11pt" style:font-size-complex="11pt"/>
    </style:style>
    <style:style style:name="P61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c9211e" style:font-name="Courier New" fo:font-size="11pt" officeooo:rsid="01fe2870" officeooo:paragraph-rsid="01fe2870" style:font-size-asian="11pt" style:font-size-complex="11pt"/>
    </style:style>
    <style:style style:name="P62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ff" style:font-name="Courier New" fo:font-size="11pt" officeooo:rsid="004613de" officeooo:paragraph-rsid="01cc7067" style:font-size-asian="11pt" style:font-size-complex="11pt"/>
    </style:style>
    <style:style style:name="P63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ff" style:font-name="Courier New" fo:font-size="11pt" officeooo:rsid="004613de" officeooo:paragraph-rsid="01ff5403" style:font-size-asian="11pt" style:font-size-complex="11pt"/>
    </style:style>
    <style:style style:name="P64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ff" fo:font-size="11pt" officeooo:rsid="01ff5403" officeooo:paragraph-rsid="01ff5403" style:font-size-asian="11pt" style:font-size-complex="11pt"/>
    </style:style>
    <style:style style:name="P65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20490c1" officeooo:paragraph-rsid="020490c1"/>
    </style:style>
    <style:style style:name="P66" style:family="paragraph" style:parent-style-name="Standard">
      <style:text-properties officeooo:paragraph-rsid="02089a21"/>
    </style:style>
    <style:style style:name="P67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0pt" fo:font-style="normal" fo:font-weight="normal" officeooo:rsid="01e03e6a" officeooo:paragraph-rsid="0208cc03" style:font-size-asian="10pt" style:font-style-asian="normal" style:font-weight-asian="normal" style:font-size-complex="10pt" style:font-style-complex="normal" style:font-weight-complex="normal"/>
    </style:style>
    <style:style style:name="P68" style:family="paragraph" style:parent-style-name="Table_20_Contents">
      <style:paragraph-properties fo:text-align="start" style:justify-single-word="false"/>
      <style:text-properties style:font-name="Liberation Serif" fo:font-size="11pt" officeooo:rsid="01e6bb09" officeooo:paragraph-rsid="01e6bb09" style:font-size-asian="11pt" style:font-size-complex="11pt"/>
    </style:style>
    <style:style style:name="P69" style:family="paragraph" style:parent-style-name="Table_20_Contents">
      <style:paragraph-properties fo:text-align="start" style:justify-single-word="false"/>
      <style:text-properties style:font-name="Liberation Serif" fo:font-size="11pt" officeooo:rsid="01e6bb09" officeooo:paragraph-rsid="02089a21" style:font-size-asian="11pt" style:font-size-complex="11pt"/>
    </style:style>
    <style:style style:name="P70" style:family="paragraph" style:parent-style-name="Table_20_Contents">
      <style:paragraph-properties fo:margin-top="0cm" fo:margin-bottom="0cm" loext:contextual-spacing="false" fo:text-align="start" style:justify-single-word="false"/>
      <style:text-properties fo:font-size="11pt" officeooo:paragraph-rsid="0230c3bd" style:font-size-asian="11pt" style:font-size-complex="11pt"/>
    </style:style>
    <style:style style:name="P71" style:family="paragraph" style:parent-style-name="Table_20_Contents">
      <style:paragraph-properties fo:margin-top="0cm" fo:margin-bottom="0cm" loext:contextual-spacing="false" fo:text-align="start" style:justify-single-word="false"/>
      <style:text-properties fo:font-size="11pt" officeooo:paragraph-rsid="02089a21" style:font-size-asian="11pt" style:font-size-complex="11pt"/>
    </style:style>
    <style:style style:name="P7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ff5403"/>
    </style:style>
    <style:style style:name="T2" style:family="text">
      <style:text-properties officeooo:rsid="015f19d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1ff5403" style:font-weight-asian="bold" style:font-weight-complex="bold"/>
    </style:style>
    <style:style style:name="T5" style:family="text">
      <style:text-properties officeooo:rsid="01cad601"/>
    </style:style>
    <style:style style:name="T6" style:family="text">
      <style:text-properties officeooo:rsid="0046c210"/>
    </style:style>
    <style:style style:name="T7" style:family="text">
      <style:text-properties officeooo:rsid="0069a5e5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fo:font-size="11pt" officeooo:rsid="004613de" style:font-size-asian="11pt" style:font-size-complex="11pt"/>
    </style:style>
    <style:style style:name="T10" style:family="text">
      <style:text-properties style:font-name="Liberation Serif" fo:font-size="11pt" officeooo:rsid="0069a5e5" style:font-size-asian="11pt" style:font-size-complex="11pt"/>
    </style:style>
    <style:style style:name="T11" style:family="text">
      <style:text-properties style:font-name="Liberation Serif" fo:font-size="11pt" officeooo:rsid="01cad601" style:font-size-asian="11pt" style:font-size-complex="11pt"/>
    </style:style>
    <style:style style:name="T12" style:family="text">
      <style:text-properties style:font-name="Liberation Serif" fo:font-size="11pt" officeooo:rsid="01cc7067" style:font-size-asian="11pt" style:font-size-complex="11pt"/>
    </style:style>
    <style:style style:name="T13" style:family="text">
      <style:text-properties style:font-name="Liberation Serif" fo:font-size="11pt" officeooo:rsid="01e73076" style:font-size-asian="11pt" style:font-size-complex="11pt"/>
    </style:style>
    <style:style style:name="T14" style:family="text">
      <style:text-properties style:font-name="Liberation Serif" fo:font-size="11pt" officeooo:rsid="01f113ce" style:font-size-asian="11pt" style:font-size-complex="11pt"/>
    </style:style>
    <style:style style:name="T15" style:family="text">
      <style:text-properties style:font-name="Liberation Serif" officeooo:rsid="01cad601"/>
    </style:style>
    <style:style style:name="T16" style:family="text">
      <style:text-properties style:font-name="Liberation Serif" fo:font-weight="bold" style:font-weight-asian="bold" style:font-weight-complex="bold"/>
    </style:style>
    <style:style style:name="T17" style:family="text">
      <style:text-properties style:font-name="Liberation Serif" fo:font-weight="bold" officeooo:rsid="01cad601" style:font-weight-asian="bold" style:font-weight-complex="bold"/>
    </style:style>
    <style:style style:name="T18" style:family="text">
      <style:text-properties style:font-name="Liberation Serif" officeooo:rsid="01cc7067"/>
    </style:style>
    <style:style style:name="T19" style:family="text">
      <style:text-properties style:font-name="Liberation Serif" officeooo:rsid="0230c3bd"/>
    </style:style>
    <style:style style:name="T20" style:family="text">
      <style:text-properties style:font-name="Liberation Serif" officeooo:rsid="01e73076"/>
    </style:style>
    <style:style style:name="T21" style:family="text">
      <style:text-properties style:font-name="Liberation Serif" officeooo:rsid="01f113ce"/>
    </style:style>
    <style:style style:name="T22" style:family="text">
      <style:text-properties officeooo:rsid="01e6bb09"/>
    </style:style>
    <style:style style:name="T23" style:family="text">
      <style:text-properties officeooo:rsid="004613de"/>
    </style:style>
    <style:style style:name="T24" style:family="text">
      <style:text-properties style:font-name="Courier New" fo:font-size="11pt" officeooo:rsid="004613de" style:font-size-asian="11pt" style:font-size-complex="11pt"/>
    </style:style>
    <style:style style:name="T25" style:family="text">
      <style:text-properties style:font-name="Courier New" fo:font-size="11pt" fo:font-weight="bold" officeooo:rsid="004613de" style:font-size-asian="11pt" style:font-weight-asian="bold" style:font-size-complex="11pt" style:font-weight-complex="bold"/>
    </style:style>
    <style:style style:name="T26" style:family="text">
      <style:text-properties officeooo:rsid="01cc7067"/>
    </style:style>
    <style:style style:name="T27" style:family="text">
      <style:text-properties officeooo:rsid="01e7b1ff"/>
    </style:style>
    <style:style style:name="T28" style:family="text">
      <style:text-properties fo:color="#0000ff" fo:font-size="11pt" fo:font-weight="normal" officeooo:rsid="01ff5403" style:font-size-asian="11pt" style:font-weight-asian="normal" style:font-size-complex="11pt" style:font-weight-complex="normal"/>
    </style:style>
    <style:style style:name="T29" style:family="text">
      <style:text-properties officeooo:rsid="01efa1d3"/>
    </style:style>
    <style:style style:name="T30" style:family="text">
      <style:text-properties fo:font-size="11pt" style:font-size-asian="11pt" style:font-size-complex="11pt"/>
    </style:style>
    <style:style style:name="T31" style:family="text">
      <style:text-properties fo:color="#cc0000" fo:font-size="11pt" fo:font-weight="normal" officeooo:rsid="01f717a3" style:font-size-asian="11pt" style:font-weight-asian="normal" style:font-size-complex="11pt" style:font-weight-complex="normal"/>
    </style:style>
    <style:style style:name="T32" style:family="text">
      <style:text-properties fo:color="#cc0000" fo:font-size="11pt" fo:font-weight="normal" officeooo:rsid="01fc4c6b" style:font-size-asian="11pt" style:font-weight-asian="normal" style:font-size-complex="11pt" style:font-weight-complex="normal"/>
    </style:style>
    <style:style style:name="T33" style:family="text">
      <style:text-properties officeooo:rsid="01fc1158"/>
    </style:style>
    <style:style style:name="T34" style:family="text">
      <style:text-properties officeooo:rsid="01fc4c6b"/>
    </style:style>
    <style:style style:name="T35" style:family="text">
      <style:text-properties style:use-window-font-color="true" fo:font-size="11pt" fo:font-weight="normal" officeooo:rsid="01e73076" style:font-size-asian="11pt" style:font-weight-asian="normal" style:font-size-complex="11pt" style:font-weight-complex="normal"/>
    </style:style>
    <style:style style:name="T36" style:family="text">
      <style:text-properties style:use-window-font-color="true" fo:font-size="11pt" fo:font-weight="normal" officeooo:rsid="01eecfc9" style:font-size-asian="11pt" style:font-weight-asian="normal" style:font-size-complex="11pt" style:font-weight-complex="normal"/>
    </style:style>
    <style:style style:name="T37" style:family="text">
      <style:text-properties style:use-window-font-color="true" fo:font-size="11pt" fo:font-weight="normal" officeooo:rsid="01ff5403" style:font-size-asian="11pt" style:font-weight-asian="normal" style:font-size-complex="11pt" style:font-weight-complex="normal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normal" officeooo:rsid="01ff5403" style:font-weight-asian="normal" style:font-weight-complex="normal"/>
    </style:style>
    <style:style style:name="T40" style:family="text">
      <style:text-properties fo:font-weight="normal" officeooo:rsid="020094f2" style:font-weight-asian="normal" style:font-weight-complex="normal"/>
    </style:style>
    <style:style style:name="T41" style:family="text">
      <style:text-properties fo:font-size="14pt" officeooo:rsid="01cebbbb" style:font-size-asian="14pt" style:font-size-complex="14pt"/>
    </style:style>
    <style:style style:name="T42" style:family="text">
      <style:text-properties fo:font-size="14pt" officeooo:rsid="01ff5403" style:font-size-asian="14pt" style:font-size-complex="14pt"/>
    </style:style>
    <style:style style:name="T43" style:family="text">
      <style:text-properties fo:font-size="14pt" officeooo:rsid="020094f2" style:font-size-asian="14pt" style:font-size-complex="14pt"/>
    </style:style>
    <style:style style:name="T44" style:family="text">
      <style:text-properties fo:font-size="14pt" officeooo:rsid="0201a8f1" style:font-size-asian="14pt" style:font-size-complex="14pt"/>
    </style:style>
    <style:style style:name="T45" style:family="text">
      <style:text-properties fo:font-size="14pt" officeooo:rsid="02050c54" style:font-size-asian="14pt" style:font-size-complex="14pt"/>
    </style:style>
    <style:style style:name="T46" style:family="text">
      <style:text-properties officeooo:rsid="020094f2"/>
    </style:style>
    <style:style style:name="T47" style:family="text">
      <style:text-properties officeooo:rsid="0202d7b4"/>
    </style:style>
    <style:style style:name="T48" style:family="text">
      <style:text-properties officeooo:rsid="0204859b"/>
    </style:style>
    <style:style style:name="T49" style:family="text">
      <style:text-properties officeooo:rsid="020490c1"/>
    </style:style>
    <style:style style:name="T50" style:family="text">
      <style:text-properties officeooo:rsid="01e87954"/>
    </style:style>
    <style:style style:name="T51" style:family="text">
      <style:text-properties officeooo:rsid="00840c47"/>
    </style:style>
    <style:style style:name="T52" style:family="text">
      <style:text-properties officeooo:rsid="0230c3bd"/>
    </style:style>
    <style:style style:name="T53" style:family="text">
      <style:text-properties officeooo:rsid="02089a21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>Dokumentation der benötigten Klassen<text:span text:style-name="T30"> <text:s text:c="3"/></text:span><text:span text:style-name="T35">(</text:span><text:span text:style-name="T28">blau: neu</text:span><text:span text:style-name="T37">, </text:span><text:span text:style-name="T31">rot: muss selbst impl</text:span><text:span text:style-name="T32">ementiert</text:span><text:span text:style-name="T31"> werden</text:span><text:span text:style-name="T36">)</text:span></text:p>
      <text:p text:style-name="P23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8"><text:span text:style-name="T3">import</text:span> pm.gamewindow.*;</text:p>
            <text:p text:style-name="P11"><text:span text:style-name="T3">import</text:span> java.awt.*;</text:p>
            <text:p text:style-name="P14"><text:span text:style-name="T3">import</text:span> java.awt.event.*;</text:p>
          </table:table-cell>
          <table:table-cell table:style-name="Tabelle2.B1" office:value-type="string">
            <text:p text:style-name="P4"><text:span text:style-name="T5">Importiert das </text:span>GameWindow-Package</text:p>
            <text:p text:style-name="P6">Importiert das AWT-Package (für die Klasse Color)</text:p>
            <text:p text:style-name="P17">Importiert das Event-Package (für KeyEvent)</text:p>
          </table:table-cell>
        </table:table-row>
      </table:table>
      <text:p text:style-name="P42"/>
      <text:p text:style-name="P41">Klasse Game<text:span text:style-name="T6">Window</text:span></text:p>
      <text:p text:style-name="P44"/>
      <table:table table:name="Tabelle4" table:style-name="Tabelle4">
        <table:table-column table:style-name="Tabelle4.A"/>
        <table:table-column table:style-name="Tabelle4.B"/>
        <table:table-row>
          <table:table-cell table:style-name="Tabelle4.A1" table:number-columns-spanned="2" office:value-type="string">
            <text:p text:style-name="P9"><text:span text:style-name="T17">Konstruktor</text:span><text:span text:style-name="T15"> (Beispiel): <text:s text:c="2"/></text:span>window = new GameWindow(<text:span text:style-name="T7">100, 100, </text:span>800, 600, "<text:span text:style-name="T5">Spiel</text:span>");</text:p>
            <text:p text:style-name="P12"><text:span text:style-name="T9">Erzeugt ein GameWindow </text:span><text:span text:style-name="T11">an Position x=</text:span><text:span text:style-name="T10">100 </text:span><text:span text:style-name="T11">y=</text:span><text:span text:style-name="T10">100 </text:span><text:span text:style-name="T11">auf dem Bildschirm mit Breite 800 und Höhe 600.</text:span></text:p>
          </table:table-cell>
          <table:covered-table-cell/>
        </table:table-row>
        <table:table-row>
          <table:table-cell table:style-name="Tabelle4.A2" office:value-type="string">
            <text:p text:style-name="P11">void <text:span text:style-name="T3">clear</text:span>()</text:p>
          </table:table-cell>
          <table:table-cell table:style-name="Tabelle4.A1" office:value-type="string">
            <text:p text:style-name="P6">Übermalt das Fenster <text:span text:style-name="T33">mit weiß</text:span></text:p>
          </table:table-cell>
        </table:table-row>
        <table:table-row>
          <table:table-cell table:style-name="Tabelle4.A3" office:value-type="string">
            <text:p text:style-name="P10">void <text:span text:style-name="T3">paintFrame</text:span>()</text:p>
          </table:table-cell>
          <table:table-cell table:style-name="Tabelle4.B3" office:value-type="string">
            <text:p text:style-name="P5"><text:span text:style-name="T5">Zeigt</text:span> <text:span text:style-name="T5">das bisher gezeichnete am Bildschirm an</text:span></text:p>
          </table:table-cell>
        </table:table-row>
        <table:table-row>
          <table:table-cell table:style-name="Tabelle4.A3" office:value-type="string">
            <text:p text:style-name="P13">int <text:span text:style-name="T3">getWidth</text:span>() / int <text:span text:style-name="T3">getHeight</text:span>()</text:p>
          </table:table-cell>
          <table:table-cell table:style-name="Tabelle4.B3" office:value-type="string">
            <text:p text:style-name="P16">Geben die Breite / Höhe des Fensters zurück</text:p>
          </table:table-cell>
        </table:table-row>
        <table:table-row>
          <table:table-cell table:style-name="Tabelle4.B3" table:number-columns-spanned="2" office:value-type="string">
            <text:p text:style-name="P15">boolean <text:span text:style-name="T3">isKeyDown</text:span>(int pKeyCode)</text:p>
            <text:p text:style-name="P18">Gibt true zurück, falls die <text:span text:style-name="T29">durch pKeyCode angegebene</text:span> Taste <text:span text:style-name="T29">gerade</text:span> gedrückt ist</text:p>
          </table:table-cell>
          <table:covered-table-cell/>
        </table:table-row>
      </table:table>
      <table:table table:name="Tabelle6" table:style-name="Tabelle6">
        <table:table-column table:style-name="Tabelle6.A"/>
        <table:table-column table:style-name="Tabelle6.B"/>
        <table:table-row>
          <table:table-cell table:style-name="Tabelle6.A1" office:value-type="string">
            <text:p text:style-name="P19">void <text:span text:style-name="T3">drawString</text:span>(</text:p>
            <text:p text:style-name="P19"><text:s text:c="4"/>String ps, int px, int py)</text:p>
          </table:table-cell>
          <table:table-cell table:style-name="Tabelle6.B1" office:value-type="string">
            <text:p text:style-name="P21"><text:span text:style-name="T46">Schreibt</text:span> einen Text <text:span text:style-name="T46">innerhalb des Fensters</text:span></text:p>
            <text:p text:style-name="P21">px / py geben die linke obere Ecke des Textes an.</text:p>
          </table:table-cell>
        </table:table-row>
        <table:table-row>
          <table:table-cell table:style-name="Tabelle6.A2" table:number-columns-spanned="2" office:value-type="string">
            <text:p text:style-name="P21"><text:span text:style-name="T46">Beispiel: </text:span>Setzt <text:span text:style-name="T46">eine</text:span> Schriftart <text:span text:style-name="T46">mit Fettdruck und Schriftgröße 16</text:span> für drawString()</text:p>
            <text:p text:style-name="P19"><text:span text:style-name="T40">window.</text:span><text:span text:style-name="T3">setFont</text:span>( <text:span text:style-name="T46">new </text:span>Font("<text:span text:style-name="T46">Verdana</text:span>", Font.BOLD, 16) );</text:p>
          </table:table-cell>
          <table:covered-table-cell/>
        </table:table-row>
        <table:table-row>
          <table:table-cell table:style-name="Tabelle6.A3" office:value-type="string">
            <text:p text:style-name="P19">void <text:span text:style-name="T3">setFontColor</text:span>(Color pcolor)</text:p>
          </table:table-cell>
          <table:table-cell table:style-name="Tabelle6.A2" office:value-type="string">
            <text:p text:style-name="P21">Setzt die Schriftfarbe für drawString()</text:p>
          </table:table-cell>
        </table:table-row>
        <table:table-row>
          <table:table-cell table:style-name="Tabelle6.A3" office:value-type="string">
            <text:p text:style-name="P20">void <text:span text:style-name="T3">wait</text:span>(int pms)</text:p>
          </table:table-cell>
          <table:table-cell table:style-name="Tabelle6.A2" office:value-type="string">
            <text:p text:style-name="P22">Hält das Programm für „pms“ Millisekunden an.</text:p>
          </table:table-cell>
        </table:table-row>
      </table:table>
      <text:p text:style-name="P46"/>
      <text:p text:style-name="P43">Klasse <text:span text:style-name="T22">Sprite</text:span></text:p>
      <text:p text:style-name="P45"/>
      <table:table table:name="Tabelle5" table:style-name="Tabelle5">
        <table:table-column table:style-name="Tabelle5.A"/>
        <table:table-column table:style-name="Tabelle5.B"/>
        <table:table-row>
          <table:table-cell table:style-name="Tabelle5.A1" table:number-columns-spanned="2" office:value-type="string">
            <text:p text:style-name="P54"><text:span text:style-name="T16">Konstruktor</text:span><text:span text:style-name="T8"> (Beispiel): <text:s text:c="2"/></text:span><text:span text:style-name="T23">sp = new Sprite(img);</text:span></text:p>
          </table:table-cell>
          <table:covered-table-cell/>
        </table:table-row>
        <table:table-row>
          <table:table-cell table:style-name="Tabelle5.A2" office:value-type="string">
            <text:p text:style-name="P56"><text:span text:style-name="T24">void </text:span><text:span text:style-name="T25">setPosition</text:span><text:span text:style-name="T24">(</text:span></text:p>
            <text:p text:style-name="P53"><text:s text:c="3"/>double px, double py)</text:p>
          </table:table-cell>
          <table:table-cell table:style-name="Tabelle5.A1" office:value-type="string">
            <text:p text:style-name="P7">Setzt die Position des Sprites im <text:span text:style-name="T52">GameWindow</text:span></text:p>
            <text:p text:style-name="P7">(<text:span text:style-name="T52">bezogen auf die </text:span>linke obere Ecke des Sprite-Bildes)</text:p>
          </table:table-cell>
        </table:table-row>
        <table:table-row>
          <table:table-cell table:style-name="Tabelle5.A3" office:value-type="string">
            <text:p text:style-name="P52">void <text:span text:style-name="T3">setSpeed</text:span>(double ps)</text:p>
          </table:table-cell>
          <table:table-cell table:style-name="Tabelle5.B3" office:value-type="string">
            <text:p text:style-name="P7">Setzt die Geschwindigkeit <text:span text:style-name="T52">für bewege() </text:span>(in Pixeln)</text:p>
          </table:table-cell>
        </table:table-row>
        <table:table-row>
          <table:table-cell table:style-name="Tabelle5.A3" office:value-type="string">
            <text:p text:style-name="P52"><text:span text:style-name="T26">v</text:span>oid <text:span text:style-name="T3">setRichtung</text:span>(double pr)</text:p>
          </table:table-cell>
          <table:table-cell table:style-name="Tabelle5.B3" office:value-type="string">
            <text:p text:style-name="P70"><text:span text:style-name="T18">Setzt die Richtung </text:span><text:span text:style-name="T19">für bewege() </text:span><text:span text:style-name="T18">in Grad</text:span><text:span text:style-name="T20"> </text:span></text:p>
            <text:p text:style-name="P70"><text:span text:style-name="T21">(</text:span><text:span text:style-name="T18">0° </text:span><text:span text:style-name="T19">entspricht der</text:span><text:span text:style-name="T18"> x-Achse</text:span><text:span text:style-name="T20">)</text:span></text:p>
          </table:table-cell>
        </table:table-row>
        <table:table-row>
          <table:table-cell table:style-name="Tabelle5.A3" office:value-type="string">
            <text:p text:style-name="P55">void <text:span text:style-name="T3">bewege</text:span>()</text:p>
          </table:table-cell>
          <table:table-cell table:style-name="Tabelle5.B3" office:value-type="string">
            <text:p text:style-name="P65">Ändert die Position entspr. speed und richtung.</text:p>
          </table:table-cell>
        </table:table-row>
        <table:table-row>
          <table:table-cell table:style-name="Tabelle5.A3" office:value-type="string">
            <text:p text:style-name="P62"><text:span text:style-name="T1">void </text:span><text:span text:style-name="T3">pralleAbHorizontal</text:span>()</text:p>
            <text:p text:style-name="P63"><text:span text:style-name="T1">void </text:span><text:span text:style-name="T3">pralleAb</text:span><text:span text:style-name="T4">Vertik</text:span><text:span text:style-name="T3">al</text:span>()</text:p>
          </table:table-cell>
          <table:table-cell table:style-name="Tabelle5.B3" office:value-type="string">
            <text:p text:style-name="P64">Ändert die Richtung wie beim Abprallen einer Kugel von einer horizontalen bzw. vertikalen Kante</text:p>
          </table:table-cell>
        </table:table-row>
        <table:table-row>
          <table:table-cell table:style-name="Tabelle5.A3" office:value-type="string">
            <text:p text:style-name="P52">void <text:span text:style-name="T3">draw</text:span><text:span text:style-name="T26">(GameWindow pwin)</text:span></text:p>
          </table:table-cell>
          <table:table-cell table:style-name="Tabelle5.B3" office:value-type="string">
            <text:p text:style-name="P57">Zeichnet <text:span text:style-name="T26">das Bild des Sprites an der aktuellen Position x / y </text:span>auf das GameWindow <text:span text:style-name="T26">pwin</text:span></text:p>
          </table:table-cell>
        </table:table-row>
        <table:table-row>
          <table:table-cell table:style-name="Tabelle5.A3" office:value-type="string">
            <text:p text:style-name="P58">double <text:span text:style-name="T3">getX</text:span>() / double <text:span text:style-name="T3">getY</text:span>()</text:p>
          </table:table-cell>
          <table:table-cell table:style-name="Tabelle5.B3" office:value-type="string">
            <text:p text:style-name="P59">Geben die x- bzw. y-Koordinate <text:span text:style-name="T53">des Sprites</text:span> zurück</text:p>
          </table:table-cell>
        </table:table-row>
        <table:table-row>
          <table:table-cell table:style-name="Tabelle5.A3" office:value-type="string">
            <text:p text:style-name="P58"><text:span text:style-name="T34">int</text:span> <text:span text:style-name="T3">getWidth</text:span>() / <text:span text:style-name="T34">int</text:span> <text:span text:style-name="T3">getHeight</text:span>()</text:p>
          </table:table-cell>
          <table:table-cell table:style-name="Tabelle5.B3" office:value-type="string">
            <text:p text:style-name="P59">Geben die Breite bzw. Höhe des dem Sprite zugeordneten Bildes zurück</text:p>
          </table:table-cell>
        </table:table-row>
        <table:table-row>
          <table:table-cell table:style-name="Tabelle5.B3" table:number-columns-spanned="2" office:value-type="string">
            <text:p text:style-name="P61">boolean <text:span text:style-name="T3">berührtRechts</text:span>(GameWindow pwin),</text:p>
            <text:p text:style-name="P61">boolean <text:span text:style-name="T3">berührtLinks</text:span> (GameWindow pwin), <text:span text:style-name="T49">usw...</text:span></text:p>
            <text:p text:style-name="P60">Gibt true zurück, falls der Sprite den rechten (linken, ...) Rand des Fensters pwin berührt</text:p>
          </table:table-cell>
          <table:covered-table-cell/>
        </table:table-row>
        <table:table-row>
          <table:table-cell table:style-name="Tabelle5.B3" table:number-columns-spanned="2" office:value-type="string">
            <text:p text:style-name="P61">boolean <text:span text:style-name="T3">berührt</text:span>(Sprite ps)</text:p>
            <text:p text:style-name="P60">Gibt true zurück, falls dieser Sprite einen anderen Sprite (ps) berührt</text:p>
          </table:table-cell>
          <table:covered-table-cell/>
        </table:table-row>
      </table:table>
      <text:p text:style-name="P26"/>
      <text:p text:style-name="P51">Nutze für die Aufgabe<text:span text:style-name="T1">n</text:span> die <text:span text:style-name="T27">bereitgestellte </text:span>Vorlage.</text:p>
      <text:p text:style-name="P26"/>
      <text:p text:style-name="P26"/>
      <text:p text:style-name="P47">Aufgabe <text:span text:style-name="T1">1 – Klasse Sprite</text:span></text:p>
      <text:p text:style-name="P27"/>
      <text:p text:style-name="P38"><text:span text:style-name="T38">Implementiere die Methoden </text:span><text:span text:style-name="T39">berührtRechts(), berührtLinks(), berührtOben() und berührtUnten(), jeweils mit GameWindow-Parameter, und die Methode berührt() mit Sprite-Parameter</text:span></text:p>
      <text:p text:style-name="P38"><text:span text:style-name="T39">(</text:span><text:span text:style-name="T40">entsprechend der</text:span><text:span text:style-name="T39"> Folien und</text:span><text:span text:style-name="T40"> der</text:span><text:span text:style-name="T39"> Dokumentation </text:span><text:span text:style-name="T40">auf Seite 1</text:span><text:span text:style-name="T39">).</text:span><text:span text:style-name="T38"><text:line-break/></text:span></text:p>
      <text:p text:style-name="P38"><text:span text:style-name="T38"><text:line-break/></text:span><text:span text:style-name="T41">Aufgabe </text:span><text:span text:style-name="T42">2 – </text:span><text:span text:style-name="T43">Bildschirmschoner </text:span><text:span text:style-name="T45">(„Abprallen“)</text:span></text:p>
      <text:p text:style-name="P30"/>
      <text:p text:style-name="P31">Implementiere die <text:span text:style-name="T46">m</text:span>ain-Methode: </text:p>
      <text:p text:style-name="P33">Fünf Sprites beginnen an zufälligen Position, mit zufälligen Richtungen und Geschwindigkeiten. Jedesmal, wenn ein Sprite den Rand des Fensters berührt, prallen er davon ab.</text:p>
      <text:p text:style-name="P30"/>
      <text:p text:style-name="P33">Hilfestellung: <text:s/>Einen <text:span text:style-name="T3">zufälligen</text:span> Wert zwischen a und b erhälst du so:</text:p>
      <text:p text:style-name="P49">double wert;</text:p>
      <text:p text:style-name="P49">wert = Math.random() * (a – b) + b;</text:p>
      <text:p text:style-name="P24"/>
      <text:p text:style-name="P33">Beispiel für einen Wert zwischen 3.0 und 7.0:</text:p>
      <text:p text:style-name="P49">wert = Math.random() * 4.0 + 3.0;</text:p>
      <text:p text:style-name="P24"/>
      <text:p text:style-name="P24"/>
      <text:p text:style-name="P39"><text:span text:style-name="T41">Aufgabe </text:span><text:span text:style-name="T43">3 – </text:span><text:span text:style-name="T44">Fangen</text:span></text:p>
      <text:p text:style-name="P28"/>
      <text:p text:style-name="P32">Implementiere die <text:span text:style-name="T46">m</text:span>ain-Methode: </text:p>
      <text:p text:style-name="P36">Ein Spieler steuert einen Sprite mit den Tasten WASD <text:span text:style-name="T48">(oben/unten/links/rechts)</text:span>, ein zweiter Spieler den zweiten Sprite mit den Pfeiltasten. </text:p>
      <text:p text:style-name="P36">Spieler 1 versucht, Spieler 2 zu fangen, Spieler 2 versucht, auszuweichen.</text:p>
      <text:p text:style-name="P34">Wenn <text:span text:style-name="T48">Spieler 1 Spieler 2 „fängt“</text:span>, endet das Spiel, und es wird ein <text:span text:style-name="T48">entsprechender Text</text:span> <text:span text:style-name="T48">angezeigt</text:span>.</text:p>
      <text:p text:style-name="P31"/>
      <text:p text:style-name="P25"/>
      <text:p text:style-name="P40"><text:span text:style-name="T41">Aufgabe </text:span><text:span text:style-name="T44">4</text:span><text:span text:style-name="T43"> – </text:span><text:span text:style-name="T44">Pong</text:span></text:p>
      <text:p text:style-name="P29"/>
      <text:p text:style-name="P32">Implementiere die <text:span text:style-name="T46">m</text:span>ain-Methode: </text:p>
      <text:p text:style-name="P34">Zwei Spieler steuern die Schläger auf der linken bzw. rechten Seite. Die Schläger können sich nach oben bzw. unten bewegen, aber nicht über den Rand des Fensters hinaus.</text:p>
      <text:p text:style-name="P34"/>
      <text:p text:style-name="P34">Die Kugel beginnt in der Mitte des Fensters in einem 30°-Winkel nach rechts.</text:p>
      <text:p text:style-name="P34">Wenn <text:span text:style-name="T47">die Kugel </text:span>den oberen / unteren Rand des Fensters oder einen der Schläger berührt, prallt sie davon ab.</text:p>
      <text:p text:style-name="P35">Wenn sie jedoch den linken / rechten Rand des Fensters berührt, erhält der Spieler der gegenüberliegenden Seite einen Punkt <text:span text:style-name="T47">(das Punktezählen lasse hier zur Vereinfachung weg).</text:span></text:p>
      <text:p text:style-name="P35">In diesem Fall wird eine entsprechende Meldung angezeigt, und die Kugel beginnt wieder in der Mitte des Fensters.</text:p>
      <text:p text:style-name="P32"/>
      <text:p text:style-name="P32"/>
      <text:p text:style-name="P37"/>
      <text:p text:style-name="P48"><draw:frame text:anchor-type="paragraph" draw:z-index="0" draw:name="Form1" draw:style-name="gr1" draw:text-style-name="P72" svg:width="1.795cm" svg:height="0.63cm" svg:x="15.196cm" svg:y="0.356cm"><draw:image xlink:href="Pictures/10000000000000580000001F196641809BB809C4.png" xlink:type="simple" xlink:show="embed" xlink:actuate="onLoad" loext:mime-type="image/png"><text:p/></draw:image></draw:frame></text:p>
      <text:p text:style-name="P67"><text:span text:style-name="T3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51">pothmann.de</text:span></text:a><text:span text:style-name="T51">, f</text:span>reigegeben unter <text:a xlink:type="simple" xlink:href="https://creativecommons.org/licenses/by-nc-sa/4.0/" text:style-name="Internet_20_link" text:visited-style-name="Visited_20_Internet_20_Link">CC BY-NC-SA 4.0</text:a>, <text:span text:style-name="T50">Mai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Linienspitzen_20_3" draw:display-name="Linienspitzen 3" svg:viewBox="0 0 1013 1130" svg:d="M1009 1050l-449-1008-22-30-29-12-34 12-21 26-449 1012-5 13v8l5 21 12 21 17 13 21 4h903l21-4 21-13 9-21 4-21v-8z"/>
    <draw:marker draw:name="Linienspitzen_20_4" draw:display-name="Linienspitzen 4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e6bb09" officeooo:paragraph-rsid="01e6bb09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ff5403"/>
    </style:style>
    <style:style style:name="MT2" style:family="text">
      <style:text-properties officeooo:rsid="015f19d4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Get-Methoden <text:span text:style-name="MT1">mit Parameter</text:span></text:p>
            </table:table-cell>
            <table:table-cell table:style-name="Tabelle1.A1" office:value-type="string">
              <text:p text:style-name="MP2">Seite <text:page-number text:select-page="current">1</text:page-number></text:p>
            </table:table-cell>
            <table:table-cell table:style-name="Tabelle1.A1" office:value-type="string">
              <text:p text:style-name="MP3">I<text:span text:style-name="MT2">nformatik – 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6-14T11:14:56.597000000</dc:date>
    <meta:editing-duration>P4DT14H58M34S</meta:editing-duration>
    <meta:editing-cycles>361</meta:editing-cycles>
    <meta:generator>LibreOffice/6.2.5.2$Windows_X86_64 LibreOffice_project/1ec314fa52f458adc18c4f025c545a4e8b22c159</meta:generator>
    <meta:document-statistic meta:table-count="5" meta:image-count="0" meta:object-count="0" meta:page-count="2" meta:paragraph-count="83" meta:word-count="613" meta:character-count="4231" meta:non-whitespace-character-count="3672"/>
  </office:meta>
</office:document-meta>
</file>